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1f47" officeooo:paragraph-rsid="00111f47"/>
    </style:style>
    <style:style style:name="P2" style:family="paragraph" style:parent-style-name="Standard">
      <style:text-properties fo:font-size="18pt" fo:font-weight="bold" officeooo:rsid="00111f47" officeooo:paragraph-rsid="00111f47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Install Cisco Packet Tracer in Ubuntu 14.04 </text:p>
      <text:p text:style-name="P1"></text:p>
      <text:p text:style-name="P1">1) <text:s/>Copy “Cisco-PT-71-x64.tar.gz” file into Home directory </text:p>
      <text:p text:style-name="P1"/>
      <text:p text:style-name="P1">2) <text:s/>chmod +x Cisco-PT-71-x64.tar.gz</text:p>
      <text:p text:style-name="P1"/>
      <text:p text:style-name="P1">3) Extract tar file</text:p>
      <text:p text:style-name="P1"><text:tab/>tar -zxvf Cisco-PT-71-x64.tar.gz <text:s/></text:p>
      <text:p text:style-name="P1"/>
      <text:p text:style-name="P1">4) cd Cisco-PT-71-x64/</text:p>
      <text:p text:style-name="P1"/>
      <text:p text:style-name="P1">5) bash install</text:p>
      <text:p text:style-name="P1"/>
      <text:p text:style-name="P1">6) sudo packattra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7T18:16:14.072348199</meta:creation-date>
    <dc:date>2017-09-27T18:22:25.017300989</dc:date>
    <meta:editing-duration>P0D</meta:editing-duration>
    <meta:editing-cycles>1</meta:editing-cycles>
    <meta:document-statistic meta:table-count="0" meta:image-count="0" meta:object-count="0" meta:page-count="1" meta:paragraph-count="9" meta:word-count="36" meta:character-count="259" meta:non-whitespace-character-count="221"/>
    <meta:generator>LibreOffice/4.2.3.3$Linux_X86_64 LibreOffice_project/420m0$Build-3</meta:generator>
  </office:meta>
</office:document-meta>
</file>